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0-12-02T10:03:00.857152601</dc:date>
    <meta:editing-duration>PT1H43M5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7" meta:non-whitespace-character-count="681"/>
  </office:meta>
</office:document-meta>
</file>